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language="en" fo:country="US" officeooo:rsid="001ce3e3" officeooo:paragraph-rsid="001ce3e3" style:font-size-asian="28pt" style:font-size-complex="32pt"/>
    </style:style>
    <style:style style:name="P2" style:family="paragraph" style:parent-style-name="Standard">
      <style:paragraph-properties fo:text-align="justify" style:justify-single-word="false"/>
      <style:text-properties fo:font-size="20pt" fo:language="ru" fo:country="RU" officeooo:rsid="001df02d" officeooo:paragraph-rsid="001df02d" style:font-size-asian="17.5pt" style:font-size-complex="20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va Dector</text:p>
      <text:p text:style-name="P1"/>
      <text:p text:style-name="P2">Между разделами <text:span text:style-name="T1">margin-top: 114px and 1100 – 80px;</text:span></text:p>
      <text:p text:style-name="P2">Между <text:span text:style-name="T1">title </text:span>и <text:span text:style-name="T1">text margin-top: 50px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3T19:47:43.671000000</meta:creation-date>
    <dc:date>2023-12-03T22:41:29.958000000</dc:date>
    <meta:editing-duration>PT1H10M14S</meta:editing-duration>
    <meta:editing-cycles>1</meta:editing-cycles>
    <meta:document-statistic meta:table-count="0" meta:image-count="0" meta:object-count="0" meta:page-count="1" meta:paragraph-count="3" meta:word-count="15" meta:character-count="97" meta:non-whitespace-character-count="84"/>
    <meta:generator>LibreOffice/7.1.2.2$Windows_X86_64 LibreOffice_project/8a45595d069ef5570103caea1b71cc9d82b2aae4</meta:generator>
  </office:meta>
</office:document-meta>
</file>